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41"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473.91</text:p>
          </table:table-cell>
          <table:table-cell table:number-columns-repeated="2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41"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3"/>
          <table:table-cell table:style-name="Default"/>
          <table:table-cell table:number-columns-repeated="2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5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table:style-name="ce41"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table:style-name="ce41"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table:style-name="ce41"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table:style-name="ce41"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 table:number-rows-repeated="10482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.00.0000</text:date>, <text:time style:data-style-name="N2" text:time-value="02:55:49.0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16T03:03:30.067000000</dc:date>
    <meta:editing-duration>P6DT6H56M55S</meta:editing-duration>
    <meta:editing-cycles>2473</meta:editing-cycles>
    <meta:document-statistic meta:table-count="6" meta:cell-count="13760" meta:object-count="0"/>
  </office:meta>
</office:document-meta>
</file>